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8617" officeooo:paragraph-rsid="00148617"/>
    </style:style>
    <style:style style:name="T1" style:family="text">
      <style:text-properties officeooo:rsid="00158d9f"/>
    </style:style>
    <style:style style:name="T2" style:family="text">
      <style:text-properties officeooo:rsid="00174232"/>
    </style:style>
    <style:style style:name="T3" style:family="text">
      <style:text-properties officeooo:rsid="00186f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As entidades são <text:span text:style-name="T1">os clientes registados da aplicação. São divididas em 2 tipos administrador e não administrador. A diferença entre elas é que a entidade de tipo administrador pode registar outras entidades. Para registar uma nova entidade é necessario um username, nome e e-mail não registados e valídos, caso registados ou <text:s/>inválidos a aplicação avisará o que se passará. A password que é usada no login é criada automaticamente pelo servidor.</text:span></text:p>
      <text:p text:style-name="P1"/>
      <text:p text:style-name="P1"><text:tab/><text:span text:style-name="T2">Para o Login é necessário um username e uma password valídos, caso não sejam a aplicação não procedi-rá e avaisa que algo está errado.</text:span></text:p>
      <text:p text:style-name="P1"/>
      <text:p text:style-name="P1"><text:tab/><text:span text:style-name="T3">O historico é disponibilisado a todos os utilizadores registados. Utilizadores não registados não têm acesso a essa informação. No histórico podemos verificar todos os registos de velocidade guardados na base de dados e também, a velocidade mínima e maxima. Os registos estão flitrados por sentidos, tendo um botão que nos premite mudar o sentido e assim mudar os dad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11:33:48.512219749</meta:creation-date>
    <dc:date>2020-01-08T13:06:09.797412758</dc:date>
    <meta:editing-duration>PT24M40S</meta:editing-duration>
    <meta:editing-cycles>1</meta:editing-cycles>
    <meta:document-statistic meta:table-count="0" meta:image-count="0" meta:object-count="0" meta:page-count="1" meta:paragraph-count="3" meta:word-count="154" meta:character-count="951" meta:non-whitespace-character-count="796"/>
    <meta:generator>LibreOffice/6.0.7.3$Linux_X86_64 LibreOffice_project/00m0$Build-3</meta:generator>
  </office:meta>
</office:document-meta>
</file>